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7:12:40.167000000</meta:creation-date>
    <dc:date>2025-01-01T17:12:44.465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2450" meta:non-whitespace-character-count="2450"/>
    <meta:generator>LibreOffice/7.6.4.1$Windows_X86_64 LibreOffice_project/e19e193f88cd6c0525a17fb7a176ed8e6a3e2aa1</meta:generator>
  </office:meta>
</office:document-meta>
</file>